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Here’s a <text:span text:style-name="Strong_20_Emphasis">complete printable guide</text:span> you can keep for future use whenever you want to prepare a head mesh in Blender for animation. I’ve broken it down into clear steps with checkboxes so you can follow along easily:</text:p>
      <text:p text:style-name="Horizontal_20_Line"/>
      <text:h text:style-name="Heading_20_1" text:outline-level="1">Blender Printable Guide: Rigging a Head Mesh for Movement</text:h>
      <text:h text:style-name="Heading_20_3" text:outline-level="3">Step 1: Import the Mesh</text:h>
      <text:p text:style-name="Text_20_body">☐ Open Blender<text:line-break/>☐ Delete the default cube (<text:span text:style-name="Source_20_Text">X → Delete</text:span>)<text:line-break/>☐ Go to <text:span text:style-name="Strong_20_Emphasis">File → Import → Wavefront (.obj)</text:span> <text:line-break/>☐ Select and import <text:span text:style-name="Source_20_Text">head_fixed.obj</text:span></text:p>
      <text:p text:style-name="Horizontal_20_Line"/>
      <text:h text:style-name="Heading_20_3" text:outline-level="3">Step 2: Clean the Mesh</text:h>
      <text:p text:style-name="Text_20_body">☐ Switch to <text:span text:style-name="Strong_20_Emphasis">Edit Mode</text:span> (<text:span text:style-name="Source_20_Text">Tab</text:span>)<text:line-break/>☐ Select all (<text:span text:style-name="Source_20_Text">A</text:span>)<text:line-break/>☐ Remove doubles: <text:span text:style-name="Strong_20_Emphasis">Mesh → Clean Up → Merge by Distance</text:span> <text:line-break/>☐ Recalculate normals: <text:span text:style-name="Strong_20_Emphasis">Mesh → Normals → Recalculate Outside</text:span> (<text:span text:style-name="Source_20_Text">Shift+N</text:span>)</text:p>
      <text:p text:style-name="Horizontal_20_Line"/>
      <text:h text:style-name="Heading_20_3" text:outline-level="3">Step 3: UV Mapping</text:h>
      <text:p text:style-name="Text_20_body">☐ Switch to the <text:span text:style-name="Strong_20_Emphasis">UV Editing workspace</text:span> <text:line-break/>☐ In Edit Mode, select all faces (<text:span text:style-name="Source_20_Text">A</text:span>)<text:line-break/>☐ Press <text:span text:style-name="Source_20_Text">U → Smart UV Project</text:span> <text:line-break/>☐ Press OK<text:line-break/>☐ Check the left panel (UV/Image Editor) to see UV islands</text:p>
      <text:p text:style-name="Horizontal_20_Line"/>
      <text:h text:style-name="Heading_20_3" text:outline-level="3">Step 4: Add Armature (Skeleton)</text:h>
      <text:p text:style-name="Text_20_body">☐ Switch back to <text:span text:style-name="Strong_20_Emphasis">Layout workspace</text:span> <text:line-break/>☐ In <text:span text:style-name="Strong_20_Emphasis">Object Mode</text:span>, press <text:span text:style-name="Source_20_Text">Shift+A → Armature → Single Bone</text:span> <text:line-break/>☐ In Armature properties, enable <text:span text:style-name="Strong_20_Emphasis">In Front</text:span> (so bones are visible through the mesh)<text:line-break/>☐ Enter <text:span text:style-name="Strong_20_Emphasis">Edit Mode</text:span> on the armature<text:line-break/>☐ Use <text:span text:style-name="Source_20_Text">E</text:span> to extrude new bones for <text:span text:style-name="Strong_20_Emphasis">Head</text:span>, <text:span text:style-name="Strong_20_Emphasis">Jaw</text:span>, and <text:span text:style-name="Strong_20_Emphasis">Eyes</text:span> <text:line-break/>☐ Position bones inside the mesh</text:p>
      <text:p text:style-name="Horizontal_20_Line"/>
      <text:h text:style-name="Heading_20_3" text:outline-level="3"><text:soft-page-break/>Step 5: Bind Mesh to Armature</text:h>
      <text:p text:style-name="Text_20_body">☐ Go back to <text:span text:style-name="Strong_20_Emphasis">Object Mode</text:span> <text:line-break/>☐ Select the head mesh, then <text:span text:style-name="Source_20_Text">Shift+Select</text:span> the armature<text:line-break/>☐ Press <text:span text:style-name="Source_20_Text">Ctrl+P → With Automatic Weights</text:span> <text:line-break/>☐ Blender creates vertex groups linked to bones</text:p>
      <text:p text:style-name="Horizontal_20_Line"/>
      <text:h text:style-name="Heading_20_3" text:outline-level="3">Step 6: Test Movement</text:h>
      <text:p text:style-name="Text_20_body">☐ Select the armature<text:line-break/>☐ Switch to <text:span text:style-name="Strong_20_Emphasis">Pose Mode</text:span> <text:line-break/>☐ Select the jaw bone → rotate (<text:span text:style-name="Source_20_Text">R</text:span>) → mouth should move<text:line-break/>☐ Select the head bone → rotate → whole head should follow</text:p>
      <text:p text:style-name="Horizontal_20_Line"/>
      <text:h text:style-name="Heading_20_3" text:outline-level="3">Step 7: Fine‑Tune</text:h>
      <text:p text:style-name="Text_20_body">☐ Switch to <text:span text:style-name="Strong_20_Emphasis">Weight Paint Mode</text:span> on the mesh<text:line-break/>☐ Adjust influence so bones only affect correct parts (jaw → lower face, eyes → eyelids)<text:line-break/>☐ For facial expressions (smile, blink), add <text:span text:style-name="Strong_20_Emphasis">Shape Keys</text:span> in Object Data Properties<text:line-break/>☐ Create Basis + new keys, edit vertices for each expression</text:p>
      <text:p text:style-name="Horizontal_20_Line"/>
      <text:p text:style-name="Text_20_body">✅ With this checklist, you’ll be able to import, clean, unwrap, rig, and animate your head mesh step by step. It’s designed so you can print it and follow along without needing to look back at the screen.</text:p>
      <text:p text:style-name="Horizontal_20_Line"/>
      <text:p text:style-name="Text_20_body">Would you like me to also prepare a <text:span text:style-name="Strong_20_Emphasis">separate printable checklist just for facial animation (jaw, mouth, eyes, expressions)</text:span> so you can focus only on the face rigging part when you’re ready to animate?</text:p>
      <text:p text:style-name="Text_20_body">Here’s a <text:span text:style-name="Strong_20_Emphasis">separate printable checklist just for facial animation</text:span> — focused on jaw, mouth, eyes, and expressions. This is designed so you can keep it handy and follow step by step when you’re ready to animate the face in Blender:</text:p>
      <text:p text:style-name="Horizontal_20_Line"/>
      <text:h text:style-name="Heading_20_1" text:outline-level="1">Blender Printable Checklist: Facial Animation (Jaw, Mouth, Eyes, Expressions)</text:h>
      <text:h text:style-name="Heading_20_3" text:outline-level="3">Step 1: Prepare Mesh</text:h>
      <text:p text:style-name="Text_20_body">☐ Import your head mesh (<text:span text:style-name="Source_20_Text">head_fixed.obj</text:span>)<text:line-break/>☐ Switch to <text:span text:style-name="Strong_20_Emphasis">Edit Mode</text:span> (<text:span text:style-name="Source_20_Text">Tab</text:span>)<text:line-break/><text:soft-page-break/>☐ Clean mesh: <text:span text:style-name="Strong_20_Emphasis">Merge by Distance</text:span> and <text:span text:style-name="Strong_20_Emphasis">Recalculate Normals</text:span> (<text:span text:style-name="Source_20_Text">Shift+N</text:span>)<text:line-break/>☐ Ensure edge loops exist around <text:span text:style-name="Strong_20_Emphasis">mouth, eyes, jawline</text:span></text:p>
      <text:p text:style-name="Horizontal_20_Line"/>
      <text:h text:style-name="Heading_20_3" text:outline-level="3">Step 2: Add Armature for Face</text:h>
      <text:p text:style-name="Text_20_body">☐ In <text:span text:style-name="Strong_20_Emphasis">Object Mode</text:span>, press <text:span text:style-name="Source_20_Text">Shift+A → Armature → Single Bone</text:span> <text:line-break/>☐ Enable <text:span text:style-name="Strong_20_Emphasis">In Front</text:span> in Armature properties (bones visible through mesh)<text:line-break/>☐ Enter <text:span text:style-name="Strong_20_Emphasis">Edit Mode</text:span> on armature<text:line-break/>☐ Add bones:</text:p>
      <text:list xml:id="list2758018994" text:style-name="L1">
        <text:list-item>
          <text:p text:style-name="P3"><text:span text:style-name="Strong_20_Emphasis">Head bone</text:span> (main control) </text:p>
        </text:list-item>
        <text:list-item>
          <text:p text:style-name="P3"><text:span text:style-name="Strong_20_Emphasis">Jaw bone</text:span> (lower face movement) </text:p>
        </text:list-item>
        <text:list-item>
          <text:p text:style-name="P3"><text:span text:style-name="Strong_20_Emphasis">Left Eye bone</text:span> </text:p>
        </text:list-item>
        <text:list-item>
          <text:p text:style-name="P2"><text:span text:style-name="Strong_20_Emphasis">Right Eye bone</text:span> <text:line-break/>☐ Position bones inside the mesh </text:p>
        </text:list-item>
      </text:list>
      <text:p text:style-name="Horizontal_20_Line"/>
      <text:h text:style-name="Heading_20_3" text:outline-level="3">Step 3: Bind Mesh to Armature</text:h>
      <text:p text:style-name="Text_20_body">☐ Select head mesh, then <text:span text:style-name="Source_20_Text">Shift+Select</text:span> armature<text:line-break/>☐ Press <text:span text:style-name="Source_20_Text">Ctrl+P → With Automatic Weights</text:span> <text:line-break/>☐ Blender creates vertex groups for each bone</text:p>
      <text:p text:style-name="Horizontal_20_Line"/>
      <text:h text:style-name="Heading_20_3" text:outline-level="3">Step 4: Test Facial Movement</text:h>
      <text:p text:style-name="Text_20_body">☐ Switch armature to <text:span text:style-name="Strong_20_Emphasis">Pose Mode</text:span> <text:line-break/>☐ Rotate <text:span text:style-name="Strong_20_Emphasis">Jaw bone</text:span> → mouth opens/closes<text:line-break/>☐ Rotate <text:span text:style-name="Strong_20_Emphasis">Eye bones</text:span> → eyes move<text:line-break/>☐ Rotate <text:span text:style-name="Strong_20_Emphasis">Head bone</text:span> → whole head follows</text:p>
      <text:p text:style-name="Horizontal_20_Line"/>
      <text:h text:style-name="Heading_20_3" text:outline-level="3">Step 5: Fine‑Tune with Weight Painting</text:h>
      <text:p text:style-name="Text_20_body">☐ Select head mesh → switch to <text:span text:style-name="Strong_20_Emphasis">Weight Paint Mode</text:span> <text:line-break/>☐ Adjust jaw bone influence (only lower face)<text:line-break/>☐ Adjust eye bone influence (eyelids and eyeballs)<text:line-break/>☐ Smooth weights for natural deformation</text:p>
      <text:p text:style-name="Horizontal_20_Line"/>
      <text:h text:style-name="Heading_20_3" text:outline-level="3">Step 6: Add Shape Keys for Expressions</text:h>
      <text:p text:style-name="Text_20_body">☐ In Object Data Properties → Shape Keys panel<text:line-break/>☐ Add <text:span text:style-name="Strong_20_Emphasis">Basis</text:span> (default shape)<text:line-break/>☐ Add new keys:</text:p>
      <text:list xml:id="list1226032082" text:style-name="L2">
        <text:list-item>
          <text:p text:style-name="P5"><text:span text:style-name="Strong_20_Emphasis">Smile</text:span> </text:p>
        </text:list-item>
        <text:list-item>
          <text:p text:style-name="P5"><text:soft-page-break/><text:span text:style-name="Strong_20_Emphasis">Blink Left</text:span> </text:p>
        </text:list-item>
        <text:list-item>
          <text:p text:style-name="P5"><text:span text:style-name="Strong_20_Emphasis">Blink Right</text:span> </text:p>
        </text:list-item>
        <text:list-item>
          <text:p text:style-name="P5"><text:span text:style-name="Strong_20_Emphasis">Frown</text:span> </text:p>
        </text:list-item>
        <text:list-item>
          <text:p text:style-name="P4"><text:span text:style-name="Strong_20_Emphasis">Open Mouth</text:span> (extra control)<text:line-break/>☐ Edit vertices in Edit Mode for each key<text:line-break/>☐ Test by sliding Shape Key values </text:p>
        </text:list-item>
      </text:list>
      <text:p text:style-name="Horizontal_20_Line"/>
      <text:h text:style-name="Heading_20_3" text:outline-level="3">Step 7: Animate</text:h>
      <text:p text:style-name="Text_20_body">☐ Use <text:span text:style-name="Strong_20_Emphasis">Pose Mode</text:span> for bone animation (jaw, eyes, head)<text:line-break/>☐ Use <text:span text:style-name="Strong_20_Emphasis">Shape Keys</text:span> for expressions (smile, blink, frown)<text:line-break/>☐ Combine both for realistic facial animation</text:p>
      <text:p text:style-name="Horizontal_20_Line"/>
      <text:p text:style-name="Text_20_body">✅ With this checklist, you’ll be able to rig and animate the jaw, mouth, and eyes, plus add expressions with Shape Keys. It’s designed to be printed and reused whenever you prepare a new head mesh.</text:p>
      <text:p text:style-name="Horizontal_20_Line"/>
      <text:p text:style-name="Text_20_body">Would you like me to also make a <text:span text:style-name="Strong_20_Emphasis">simple diagram (printable reference)</text:span> showing where to place the jaw and eye bones inside the head mesh, so you can visually follow along?</text:p>
      <text:p text:style-name="Text_20_body">Here’s your <text:span text:style-name="Strong_20_Emphasis">printable checklist just for facial animation</text:span> — focused on jaw, mouth, eyes, and expressions. You can keep this as a reference whenever you prepare a head mesh in Blender:</text:p>
      <text:p text:style-name="Horizontal_20_Line"/>
      <text:h text:style-name="Heading_20_1" text:outline-level="1">Blender Facial Animation Checklist (Jaw, Mouth, Eyes, Expressions)</text:h>
      <text:h text:style-name="Heading_20_3" text:outline-level="3">Step 1: Mesh Preparation</text:h>
      <text:p text:style-name="Text_20_body">☐ Import your head mesh (<text:span text:style-name="Source_20_Text">head_fixed.obj</text:span>)<text:line-break/>☐ Switch to <text:span text:style-name="Strong_20_Emphasis">Edit Mode</text:span> (<text:span text:style-name="Source_20_Text">Tab</text:span>)<text:line-break/>☐ Clean mesh: <text:span text:style-name="Strong_20_Emphasis">Merge by Distance</text:span> and <text:span text:style-name="Strong_20_Emphasis">Recalculate Normals</text:span> (<text:span text:style-name="Source_20_Text">Shift+N</text:span>)<text:line-break/>☐ Ensure edge loops exist around <text:span text:style-name="Strong_20_Emphasis">mouth, eyes, jawline</text:span></text:p>
      <text:p text:style-name="Horizontal_20_Line"/>
      <text:h text:style-name="Heading_20_3" text:outline-level="3">Step 2: Add Armature (Face Bones)</text:h>
      <text:p text:style-name="Text_20_body">☐ In <text:span text:style-name="Strong_20_Emphasis">Object Mode</text:span>, press <text:span text:style-name="Source_20_Text">Shift+A → Armature → Single Bone</text:span> <text:line-break/>☐ Enable <text:span text:style-name="Strong_20_Emphasis">In Front</text:span> in Armature properties (bones visible through mesh)<text:line-break/>☐ Enter <text:span text:style-name="Strong_20_Emphasis">Edit Mode</text:span> on armature<text:line-break/>☐ Add bones:</text:p>
      <text:list xml:id="list2978346712" text:style-name="L3">
        <text:list-item>
          <text:p text:style-name="P7"><text:span text:style-name="Strong_20_Emphasis">Head bone</text:span> (main control) </text:p>
        </text:list-item>
        <text:list-item>
          <text:p text:style-name="P7"><text:soft-page-break/><text:span text:style-name="Strong_20_Emphasis">Jaw bone</text:span> (lower face movement) </text:p>
        </text:list-item>
        <text:list-item>
          <text:p text:style-name="P7"><text:span text:style-name="Strong_20_Emphasis">Left Eye bone</text:span> </text:p>
        </text:list-item>
        <text:list-item>
          <text:p text:style-name="P6"><text:span text:style-name="Strong_20_Emphasis">Right Eye bone</text:span> <text:line-break/>☐ Position bones inside the mesh </text:p>
        </text:list-item>
      </text:list>
      <text:p text:style-name="Horizontal_20_Line"/>
      <text:h text:style-name="Heading_20_3" text:outline-level="3">Step 3: Bind Mesh to Armature</text:h>
      <text:p text:style-name="Text_20_body">☐ Select head mesh, then <text:span text:style-name="Source_20_Text">Shift+Select</text:span> armature<text:line-break/>☐ Press <text:span text:style-name="Source_20_Text">Ctrl+P → With Automatic Weights</text:span> <text:line-break/>☐ Blender creates vertex groups for each bone</text:p>
      <text:p text:style-name="Horizontal_20_Line"/>
      <text:h text:style-name="Heading_20_3" text:outline-level="3">Step 4: Test Facial Movement</text:h>
      <text:p text:style-name="Text_20_body">☐ Switch armature to <text:span text:style-name="Strong_20_Emphasis">Pose Mode</text:span> <text:line-break/>☐ Rotate <text:span text:style-name="Strong_20_Emphasis">Jaw bone</text:span> → mouth opens/closes<text:line-break/>☐ Rotate <text:span text:style-name="Strong_20_Emphasis">Eye bones</text:span> → eyes move<text:line-break/>☐ Rotate <text:span text:style-name="Strong_20_Emphasis">Head bone</text:span> → whole head follows</text:p>
      <text:p text:style-name="Horizontal_20_Line"/>
      <text:h text:style-name="Heading_20_3" text:outline-level="3">Step 5: Fine‑Tune with Weight Painting</text:h>
      <text:p text:style-name="Text_20_body">☐ Select head mesh → switch to <text:span text:style-name="Strong_20_Emphasis">Weight Paint Mode</text:span> <text:line-break/>☐ Adjust jaw bone influence (only lower face)<text:line-break/>☐ Adjust eye bone influence (eyelids and eyeballs)<text:line-break/>☐ Smooth weights for natural deformation</text:p>
      <text:p text:style-name="Horizontal_20_Line"/>
      <text:h text:style-name="Heading_20_3" text:outline-level="3">Step 6: Add Shape Keys (Expressions)</text:h>
      <text:p text:style-name="Text_20_body">☐ In Object Data Properties → Shape Keys panel<text:line-break/>☐ Add <text:span text:style-name="Strong_20_Emphasis">Basis</text:span> (default shape)<text:line-break/>☐ Add new keys:</text:p>
      <text:list xml:id="list2827644651" text:style-name="L4">
        <text:list-item>
          <text:p text:style-name="P9"><text:span text:style-name="Strong_20_Emphasis">Smile</text:span> </text:p>
        </text:list-item>
        <text:list-item>
          <text:p text:style-name="P9"><text:span text:style-name="Strong_20_Emphasis">Blink Left</text:span> </text:p>
        </text:list-item>
        <text:list-item>
          <text:p text:style-name="P9"><text:span text:style-name="Strong_20_Emphasis">Blink Right</text:span> </text:p>
        </text:list-item>
        <text:list-item>
          <text:p text:style-name="P9"><text:span text:style-name="Strong_20_Emphasis">Frown</text:span> </text:p>
        </text:list-item>
        <text:list-item>
          <text:p text:style-name="P8"><text:span text:style-name="Strong_20_Emphasis">Open Mouth</text:span> (extra control)<text:line-break/>☐ Edit vertices in Edit Mode for each key<text:line-break/>☐ Test by sliding Shape Key values </text:p>
        </text:list-item>
      </text:list>
      <text:p text:style-name="Horizontal_20_Line"/>
      <text:h text:style-name="Heading_20_3" text:outline-level="3"><text:soft-page-break/>Step 7: Animate</text:h>
      <text:p text:style-name="Text_20_body">☐ Use <text:span text:style-name="Strong_20_Emphasis">Pose Mode</text:span> for bone animation (jaw, eyes, head)<text:line-break/>☐ Use <text:span text:style-name="Strong_20_Emphasis">Shape Keys</text:span> for expressions (smile, blink, frown)<text:line-break/>☐ Combine both for realistic facial animation</text:p>
      <text:p text:style-name="Horizontal_20_Line"/>
      <text:p text:style-name="Text_20_body">✅ This checklist is designed to be printed and reused whenever you prepare a new head mesh for facial animation. It covers bones for jaw and eyes, plus shape keys for expressions, so you can achieve lifelike movement.</text:p>
      <text:p text:style-name="Horizontal_20_Line"/>
      <text:p text:style-name="Text_20_body">Would you like me to also create a <text:span text:style-name="Strong_20_Emphasis">simple printable diagram</text:span> showing bone placement (jaw, eyes, head) inside the mesh, so you have a visual reference alongside this checklist?</text:p>
      <text:p text:style-name="Text_20_body">Here’s a <text:span text:style-name="Strong_20_Emphasis">printable diagram + checklist</text:span> you can use as a visual reference for facial rigging in Blender. It shows where to place bones for jaw, eyes, and head, alongside the step‑by‑step tasks:</text:p>
      <text:p text:style-name="Horizontal_20_Line"/>
      <text:h text:style-name="Heading_20_1" text:outline-level="1">Blender Facial Rigging Reference (Printable)</text:h>
      <text:h text:style-name="Heading_20_3" text:outline-level="3">Bone Placement Diagram (simplified)</text:h>
      <text:p text:style-name="Preformatted_20_Text"><text:span text:style-name="Source_20_Text"><text:s text:c="8"/>[ Head Bone ]</text:span></text:p>
      <text:p text:style-name="Preformatted_20_Text"><text:span text:style-name="Source_20_Text"><text:s text:c="13"/>|</text:span></text:p>
      <text:p text:style-name="Preformatted_20_Text"><text:span text:style-name="Source_20_Text"><text:s text:c="3"/>---------------------</text:span></text:p>
      <text:p text:style-name="Preformatted_20_Text"><text:span text:style-name="Source_20_Text"><text:s text:c="3"/>| <text:s text:c="18"/>|</text:span></text:p>
      <text:p text:style-name="Preformatted_20_Text"><text:span text:style-name="Source_20_Text">[ Left Eye ] <text:s text:c="6"/>[ Right Eye ]</text:span></text:p>
      <text:p text:style-name="Preformatted_20_Text"><text:span text:style-name="Source_20_Text"><text:s text:c="13"/>|</text:span></text:p>
      <text:p text:style-name="P1"><text:span text:style-name="Source_20_Text"><text:s text:c="9"/>[ Jaw Bone ]</text:span></text:p>
      <text:list xml:id="list4038005652" text:style-name="L5">
        <text:list-item>
          <text:p text:style-name="P11"><text:span text:style-name="Strong_20_Emphasis">Head Bone</text:span> → controls the whole head. </text:p>
        </text:list-item>
        <text:list-item>
          <text:p text:style-name="P11"><text:span text:style-name="Strong_20_Emphasis">Jaw Bone</text:span> → placed at the hinge of the jaw, controls mouth opening/closing. </text:p>
        </text:list-item>
        <text:list-item>
          <text:p text:style-name="P10"><text:span text:style-name="Strong_20_Emphasis">Eye Bones</text:span> → placed inside each eyeball, control eye rotation. </text:p>
        </text:list-item>
      </text:list>
      <text:p text:style-name="Horizontal_20_Line"/>
      <text:h text:style-name="Heading_20_3" text:outline-level="3">Facial Rigging Checklist</text:h>
      <text:p text:style-name="Text_20_body"><text:span text:style-name="Strong_20_Emphasis">Step 1: Add Bones</text:span> ☐ In Object Mode → <text:span text:style-name="Source_20_Text">Shift+A → Armature → Single Bone</text:span> <text:line-break/>☐ Enable <text:span text:style-name="Strong_20_Emphasis">In Front</text:span> in Armature properties<text:line-break/>☐ Enter <text:span text:style-name="Strong_20_Emphasis">Edit Mode</text:span> on armature<text:line-break/>☐ Place <text:span text:style-name="Strong_20_Emphasis">Head bone</text:span> at center of head<text:line-break/>☐ Extrude (<text:span text:style-name="Source_20_Text">E</text:span>) down to create <text:span text:style-name="Strong_20_Emphasis">Jaw bone</text:span> at jaw hinge<text:line-break/>☐ Extrude sideways to create <text:span text:style-name="Strong_20_Emphasis">Left Eye bone</text:span> and <text:span text:style-name="Strong_20_Emphasis">Right Eye bone</text:span></text:p>
      <text:p text:style-name="Horizontal_20_Line"/>
      <text:p text:style-name="Text_20_body"><text:span text:style-name="Strong_20_Emphasis">Step 2: Bind Mesh</text:span> ☐ Select head mesh → <text:span text:style-name="Source_20_Text">Shift+Select</text:span> armature<text:line-break/>☐ Press <text:span text:style-name="Source_20_Text">Ctrl+P → With Automatic Weights</text:span> <text:line-break/>☐ Blender creates vertex groups for bones</text:p>
      <text:p text:style-name="Horizontal_20_Line"><text:soft-page-break/></text:p>
      <text:p text:style-name="Text_20_body"><text:span text:style-name="Strong_20_Emphasis">Step 3: Test Movement</text:span> ☐ Switch armature to <text:span text:style-name="Strong_20_Emphasis">Pose Mode</text:span> <text:line-break/>☐ Rotate <text:span text:style-name="Strong_20_Emphasis">Jaw bone</text:span> → mouth opens/closes<text:line-break/>☐ Rotate <text:span text:style-name="Strong_20_Emphasis">Eye bones</text:span> → eyes move<text:line-break/>☐ Rotate <text:span text:style-name="Strong_20_Emphasis">Head bone</text:span> → whole head follows</text:p>
      <text:p text:style-name="Horizontal_20_Line"/>
      <text:p text:style-name="Text_20_body"><text:span text:style-name="Strong_20_Emphasis">Step 4: Fine‑Tune</text:span> ☐ Switch to <text:span text:style-name="Strong_20_Emphasis">Weight Paint Mode</text:span> on mesh<text:line-break/>☐ Adjust jaw bone influence (lower face only)<text:line-break/>☐ Adjust eye bone influence (eyelids + eyeballs)<text:line-break/>☐ Smooth weights for natural deformation</text:p>
      <text:p text:style-name="Horizontal_20_Line"/>
      <text:p text:style-name="Text_20_body"><text:span text:style-name="Strong_20_Emphasis">Step 5: Add Expressions (Shape Keys)</text:span> ☐ In Object Data Properties → Shape Keys panel<text:line-break/>☐ Add <text:span text:style-name="Strong_20_Emphasis">Basis</text:span> (default shape)<text:line-break/>☐ Add keys: Smile, Blink Left, Blink Right, Frown, Open Mouth<text:line-break/>☐ Edit vertices in Edit Mode for each key<text:line-break/>☐ Test by sliding Shape Key values</text:p>
      <text:p text:style-name="Horizontal_20_Line"/>
      <text:p text:style-name="Text_20_body">✅ With this diagram + checklist, you’ll know exactly where to place bones and how to set up jaw, eyes, and expressions for facial animation.</text:p>
      <text:p text:style-name="Text_20_body">Would you like me to also prepare a <text:span text:style-name="Strong_20_Emphasis">step‑by‑step printable animation workflow</text:span> (how to keyframe jaw, eyes, and expressions) so you can actually make the face move in a timelin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d" fo:country="ID"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9T07:42:04.117171878</meta:creation-date>
    <dc:date>2026-03-19T07:45:20.763170246</dc:date>
    <meta:editing-duration>PT3M17S</meta:editing-duration>
    <meta:editing-cycles>1</meta:editing-cycles>
    <meta:document-statistic meta:table-count="0" meta:image-count="0" meta:object-count="0" meta:page-count="7" meta:paragraph-count="93" meta:word-count="1542" meta:character-count="8546" meta:non-whitespace-character-count="6999"/>
    <meta:generator>LibreOffice/7.3.7.2$Linux_X86_64 LibreOffice_project/30$Build-2</meta:generator>
  </office:meta>
</office:document-meta>
</file>